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dom:load" xlink:href="vnd.sun.star.script:testPrime.py$find_prime?language=Python&amp;location=user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100">
      <style:table-cell-properties fo:background-color="#ff4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e6e905"/>
    </style:style>
    <style:style style:name="ce8" style:family="table-cell" style:parent-style-name="Default" style:data-style-name="N37">
      <style:text-properties fo:font-style="italic" style:font-style-asian="italic" style:font-style-complex="italic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form:rowchange" xlink:href="vnd.sun.star.script:testPrime.py$find_prime?language=Python&amp;location=user" xlink:type="simple"/>
            </office:event-listener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erisci a: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erisci b;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office:value-type="string" calcext:value-type="string">
            <text:p>Calcolo n:</text:p>
          </table:table-cell>
          <table:table-cell table:style-name="ce4" table:formula="of:=[.B1]*[.B2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olo z:</text:p>
          </table:table-cell>
          <table:table-cell table:style-name="ce4" table:formula="of:=([.B1]-1)*([.B2]-1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olo pri: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Calcolo pub: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sto Input:</text:p>
          </table:table-cell>
          <table:table-cell table:style-name="ce6" office:value-type="string" calcext:value-type="string">
            <text:p>DERIV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o Criptato: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esto Decriptato:</text:p>
          </table:table-cell>
          <table:table-cell table:style-name="ce6"/>
          <table:table-cell table:number-columns-repeated="6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style-name="ce2" office:value-type="string" calcext:value-type="string">
            <text:p>Autore:</text:p>
          </table:table-cell>
          <table:table-cell table:style-name="ce2" office:value-type="string" calcext:value-type="string">
            <text:p>Ignazio Leonardo Calogero Sperande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ata:</text:p>
          </table:table-cell>
          <table:table-cell table:style-name="ce8" office:value-type="date" office:date-value="2024-10-20" calcext:value-type="date">
            <text:p>20/10/2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lasse:</text:p>
          </table:table-cell>
          <table:table-cell table:style-name="ce2" office:value-type="string" calcext:value-type="string">
            <text:p>5C in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segna:</text:p>
          </table:table-cell>
          <table:table-cell table:style-name="ce2" office:value-type="string" calcext:value-type="string">
            <text:p>Calcolo chiavi RSA con macro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18:16:56.305708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9T19:49:30.290024318</meta:creation-date>
    <dc:date>2024-10-20T18:19:40.411639753</dc:date>
    <meta:editing-duration>PT5H15M42S</meta:editing-duration>
    <meta:editing-cycles>12</meta:editing-cycles>
    <meta:generator>LibreOffice/6.4.7.2$Linux_X86_64 LibreOffice_project/40$Build-2</meta:generator>
    <meta:document-statistic meta:table-count="1" meta:cell-count="22" meta:object-count="0"/>
  </office:meta>
</office:document-meta>
</file>